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39000003855A2FCBA88D581D9C.png" manifest:media-type="image/png"/>
  <manifest:file-entry manifest:full-path="Pictures/1000020100000770000003B6D3AE140941358149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.512cm" fo:min-width="16.772cm"/>
    </style:style>
    <style:style style:name="gr4" style:family="graphic" style:parent-style-name="Object_20_with_20_no_20_fill_20_and_20_no_20_line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3.969cm" svg:x="0.075cm" svg:y="2.323cm">
          <draw:image xlink:href="Pictures/1000020100000770000003B6D3AE140941358149.png" xlink:type="simple" xlink:show="embed" xlink:actuate="onLoad">
            <text:p/>
          </draw:image>
        </draw:frame>
        <draw:line draw:style-name="gr2" draw:text-style-name="P1" draw:layer="layout" svg:x1="8.89cm" svg:y1="13.97cm" svg:x2="7.62cm" svg:y2="4.318cm">
          <text:p/>
        </draw:line>
        <draw:custom-shape draw:style-name="gr3" draw:text-style-name="P2" draw:layer="layout" svg:width="17.272cm" svg:height="0.762cm" svg:x="8.89cm" svg:y="13.9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89cm" svg:y1="14.732cm" svg:x2="7.62cm" svg:y2="12.734cm">
          <text:p/>
        </draw:line>
        <draw:line draw:style-name="gr2" draw:text-style-name="P1" draw:layer="layout" svg:x1="26.162cm" svg:y1="13.97cm" svg:x2="24.892cm" svg:y2="4.318cm">
          <text:p/>
        </draw:line>
        <draw:line draw:style-name="gr2" draw:text-style-name="P1" draw:layer="layout" svg:x1="26.162cm" svg:y1="14.732cm" svg:x2="24.892cm" svg:y2="12.734cm">
          <text:p/>
        </draw:line>
        <draw:frame draw:style-name="gr4" draw:text-style-name="P1" draw:layer="layout" svg:width="17.272cm" svg:height="8.416cm" svg:x="7.62cm" svg:y="4.318cm">
          <draw:image xlink:href="Pictures/1000020100000739000003855A2FCBA88D581D9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4" draw:display-name="Gradient 4" draw:style="linear" draw:start-color="#3465a4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hatch" draw:fill-color="#729fcf" draw:fill-hatch-name="Black_20_45_20_Degrees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width="0.051cm" svg:stroke-color="#004586" draw:marker-start-width="0.279cm" draw:marker-end-width="0.279cm" draw:fill="none" draw:fill-gradient-name="Gradient_20_4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7T20:40:18.578398792</meta:creation-date>
    <meta:editing-duration>PT4M2S</meta:editing-duration>
    <meta:editing-cycles>4</meta:editing-cycles>
    <meta:generator>LibreOffice/5.1.4.2$Linux_X86_64 LibreOffice_project/10m0$Build-2</meta:generator>
    <dc:date>2017-01-09T11:26:22.923810613</dc:date>
    <meta:document-statistic meta:object-count="30"/>
  </office:meta>
</office:document-meta>
</file>